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1-20_21-07-0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21_01-32-42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1-21_07-35-11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2022-11-21_07-35-24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1-21_07-35-43_000.jpg</text:p>
          </table:table-cell>
          <table:table-cell table:style-name="ce27" office:value-type="string">
            <text:p>:m :? #*# / topic=化学：一酸化炭素 / content=構造式は？ / status=~ / other=~,id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:? #*# / topic=化学：一酸化炭素 / content=構造式は？ / status=~ / other=~,id=~">
            <text:p>:m :? #*# / topic=化学：一酸化炭素 / content=構造式は？ / status=~ / other=~,id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2-11-21_09-15-46_000.jpg</text:p>
          </table:table-cell>
          <table:table-cell table:style-name="ce27" office:value-type="string">
            <text:p>:m dessin,sketch / des. object=キジ / genre=動物,source=~,location=~,other=~,memo~,found~,id=~,occasion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11-21_11-46-14_000.jpg</text:p>
          </table:table-cell>
          <table:table-cell table:style-name="ce27" office:value-type="string">
            <text:p>:m RES 1*1 / free# JVEMV6 83#_37:1 / 83. chemistry / topics=有機化学,w=メシチレン；蒸気圧,s=~,i=~,other=~,doc=r-1-1~1.1:f-3.3#L.0</text:p>
          </table:table-cell>
          <table:table-cell table:style-name="ce28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1*1 / free# JVEMV6 83#_37:1 / 83. chemistry / topics=有機化学,w=メシチレン；蒸気圧,s=~,i=~,other=~,doc=r-1-1~1.1:f-3.3#L.0">
            <text:p>:m RES 1*1 / free# JVEMV6 83#_37:1 / 83. chemistry / topics=有機化学,w=メシチレン；蒸気圧,s=~,i=~,other=~,doc=r-1-1~1.1:f-3.3#L.0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1-21_13-44-0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 office:value-type="string">
            <text:p>2022-11-21_17-12-03_000.jpg</text:p>
          </table:table-cell>
          <table:table-cell table:style-name="ce27" office:value-type="string">
            <text:p>:m RES #*# / free# JVEMV6 83#_37:2 / 83. chemistry / topics=有機化学,w=カルシウムカーバイド；タール；炭化カルシウム；アセチレン,s=~,i=~,other=memo+:炭化カルシウム,doc=r-1-1~1.1:f-3.4#L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1-21_18-59-23_000.mp4</text:p>
          </table:table-cell>
          <table:table-cell table:style-name="ce27" office:value-type="string">
            <text:p>:VIDEO / @自室 / 記録 / jap.flute / 演奏、play / R=1 / genre=melody:mumarasa,session=hour-18,other=~ / follow~,file-id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VIDEO / @自室 / 記録 / jap.flute / 演奏、play / R=1 / genre=melody:mumarasa,session=hour-18,other=~ / follow~,file-id=~">
            <text:p>:VIDEO / @自室 / 記録 / jap.flute / 演奏、play / R=1 / genre=melody:mumarasa,session=hour-18,other=~ / follow~,file-id=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2">2022/11/22</text:date>, <text:time>10:34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22T10:34:52.65</dc:date>
    <dc:creator>iwabuchi ken</dc:creator>
    <meta:editing-duration>P51DT3H41M28S</meta:editing-duration>
    <meta:editing-cycles>16539</meta:editing-cycles>
    <meta:document-statistic meta:table-count="2" meta:cell-count="914" meta:object-count="0"/>
    <meta:user-defined meta:name="qrichtext">1</meta:user-defined>
  </office:meta>
</office:document-meta>
</file>